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Roboto Light1" svg:font-family="'Roboto Light'" style:font-adornments="Kursiv" style:font-pitch="variable"/>
    <style:font-face style:name="Roboto Light" svg:font-family="'Roboto Light'" style:font-adornments="Standard" style:font-pitch="variable"/>
    <style:font-face style:name="Roboto Mono Light" svg:font-family="'Roboto Mono Light'" style:font-adornments="Standard" style:font-pitch="variable"/>
    <style:font-face style:name="Roboto Thin" svg:font-family="'Roboto Thin'" style:font-adornments="Standard"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41074a" officeooo:paragraph-rsid="0041074a"/>
    </style:style>
    <style:style style:name="P2" style:family="paragraph" style:parent-style-name="Subtitle">
      <style:text-properties officeooo:rsid="0041074a" officeooo:paragraph-rsid="0041074a"/>
    </style:style>
    <style:style style:name="P3" style:family="paragraph" style:parent-style-name="Text_20_body">
      <style:text-properties officeooo:rsid="0045e03e" officeooo:paragraph-rsid="0045e03e"/>
    </style:style>
    <style:style style:name="P4" style:family="paragraph" style:parent-style-name="Text_20_body">
      <style:text-properties officeooo:rsid="0048935e" officeooo:paragraph-rsid="0048935e"/>
    </style:style>
    <style:style style:name="P5" style:family="paragraph" style:parent-style-name="Text_20_body">
      <style:text-properties officeooo:rsid="00497f4e" officeooo:paragraph-rsid="00497f4e"/>
    </style:style>
    <style:style style:name="P6" style:family="paragraph" style:parent-style-name="Text_20_body">
      <style:text-properties officeooo:rsid="0049a4cd" officeooo:paragraph-rsid="0049a4cd"/>
    </style:style>
    <style:style style:name="P7" style:family="paragraph" style:parent-style-name="Text_20_body">
      <style:text-properties officeooo:rsid="004ae399" officeooo:paragraph-rsid="004ae399"/>
    </style:style>
    <style:style style:name="P8" style:family="paragraph" style:parent-style-name="Text_20_body">
      <style:text-properties officeooo:rsid="004b377b" officeooo:paragraph-rsid="004b377b"/>
    </style:style>
    <style:style style:name="P9" style:family="paragraph" style:parent-style-name="Text_20_body">
      <style:text-properties officeooo:rsid="004ba080" officeooo:paragraph-rsid="004ba080"/>
    </style:style>
    <style:style style:name="P10" style:family="paragraph" style:parent-style-name="Standard">
      <style:text-properties officeooo:rsid="0045ef87" officeooo:paragraph-rsid="0045ef87"/>
    </style:style>
    <style:style style:name="P11" style:family="paragraph" style:parent-style-name="Standard">
      <style:text-properties officeooo:rsid="0045f48c" officeooo:paragraph-rsid="0045f48c"/>
    </style:style>
    <style:style style:name="P12" style:family="paragraph" style:parent-style-name="Contents_20_2">
      <style:paragraph-properties>
        <style:tab-stops>
          <style:tab-stop style:position="2cm"/>
          <style:tab-stop style:position="16.002cm" style:type="right"/>
        </style:tab-stops>
      </style:paragraph-properties>
    </style:style>
    <style:style style:name="P13" style:family="paragraph" style:parent-style-name="Heading_20_1">
      <style:text-properties officeooo:rsid="004160b5" officeooo:paragraph-rsid="004160b5"/>
    </style:style>
    <style:style style:name="P14" style:family="paragraph" style:parent-style-name="Contents_20_Heading">
      <style:paragraph-properties fo:break-before="page"/>
    </style:style>
    <style:style style:name="P15" style:family="paragraph" style:parent-style-name="Contents_20_3">
      <style:paragraph-properties>
        <style:tab-stops>
          <style:tab-stop style:position="2cm"/>
          <style:tab-stop style:position="16.002cm" style:type="right"/>
        </style:tab-stops>
      </style:paragraph-properties>
    </style:style>
    <style:style style:name="P16" style:family="paragraph" style:parent-style-name="Contents_20_1">
      <style:paragraph-properties>
        <style:tab-stops>
          <style:tab-stop style:position="2cm"/>
          <style:tab-stop style:position="16.002cm" style:type="right"/>
        </style:tab-stops>
      </style:paragraph-properties>
    </style:style>
    <style:style style:name="P17" style:family="paragraph" style:parent-style-name="Footnote">
      <style:text-properties officeooo:rsid="00497f4e" officeooo:paragraph-rsid="00497f4e"/>
    </style:style>
    <style:style style:name="T1" style:family="text">
      <style:text-properties officeooo:rsid="0018b304"/>
    </style:style>
    <style:style style:name="T2" style:family="text">
      <style:text-properties officeooo:rsid="0045f48c"/>
    </style:style>
    <style:style style:name="fr1"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usammenhang zwischen dem bodennahen Ozon und dem Wetter</text:p>
      <text:p text:style-name="P2">Sören Klein, 2017</text:p>
      <text:table-of-content text:style-name="Sect1" text:protected="true" text:name="Inhaltsverzeichnis1">
        <text:table-of-content-source text:outline-level="10" text:relative-tab-stop-position="false">
          <text:index-title-template text:style-name="Contents_20_Heading">Inhaltsverzeichnis</text:index-title-template>
          <text:table-of-content-entry-template text:outline-level="1" text:style-name="Contents_20_1">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source>
        <text:index-body>
          <text:index-title text:style-name="Sect1" text:name="Inhaltsverzeichnis1_Head">
            <text:p text:style-name="P14">Inhaltsverzeichnis</text:p>
          </text:index-title>
          <text:p text:style-name="P16"><text:a xlink:type="simple" xlink:href="#__RefHeading___Toc458_4044726088" text:style-name="Index_20_Link" text:visited-style-name="Index_20_Link"><text:span text:style-name="Kapitelnummerierung">1 </text:span></text:a><text:a xlink:type="simple" xlink:href="#__RefHeading___Toc458_4044726088" text:style-name="Index_20_Link" text:visited-style-name="Index_20_Link"><text:tab/>Einleitung und Problemstellung<text:tab/>3</text:a></text:p>
          <text:p text:style-name="P16"><text:a xlink:type="simple" xlink:href="#__RefHeading___Toc287_872095062" text:style-name="Index_20_Link" text:visited-style-name="Index_20_Link"><text:span text:style-name="Kapitelnummerierung">2 </text:span></text:a><text:a xlink:type="simple" xlink:href="#__RefHeading___Toc287_872095062" text:style-name="Index_20_Link" text:visited-style-name="Index_20_Link"><text:tab/>Eigenschaften von Ozon<text:tab/>4</text:a></text:p>
          <text:p text:style-name="P12"><text:a xlink:type="simple" xlink:href="#__RefHeading___Toc299_872095062" text:style-name="Index_20_Link" text:visited-style-name="Index_20_Link"><text:span text:style-name="Kapitelnummerierung">2.1 </text:span></text:a><text:a xlink:type="simple" xlink:href="#__RefHeading___Toc299_872095062" text:style-name="Index_20_Link" text:visited-style-name="Index_20_Link"><text:tab/>Chemischer Aufbau und resultierende Eigenschaften<text:tab/>4</text:a></text:p>
          <text:p text:style-name="P12"><text:a xlink:type="simple" xlink:href="#__RefHeading___Toc301_872095062" text:style-name="Index_20_Link" text:visited-style-name="Index_20_Link"><text:span text:style-name="Kapitelnummerierung">2.2 </text:span></text:a><text:a xlink:type="simple" xlink:href="#__RefHeading___Toc301_872095062" text:style-name="Index_20_Link" text:visited-style-name="Index_20_Link"><text:tab/>Auswirkungen auf den menschlichen Körper<text:tab/>4</text:a></text:p>
          <text:p text:style-name="P16"><text:a xlink:type="simple" xlink:href="#__RefHeading___Toc289_872095062" text:style-name="Index_20_Link" text:visited-style-name="Index_20_Link"><text:span text:style-name="Kapitelnummerierung">3 </text:span></text:a><text:a xlink:type="simple" xlink:href="#__RefHeading___Toc289_872095062" text:style-name="Index_20_Link" text:visited-style-name="Index_20_Link"><text:tab/>Forschungsstand<text:tab/>5</text:a></text:p>
          <text:p text:style-name="P16"><text:a xlink:type="simple" xlink:href="#__RefHeading___Toc291_872095062" text:style-name="Index_20_Link" text:visited-style-name="Index_20_Link"><text:span text:style-name="Kapitelnummerierung">4 </text:span></text:a><text:a xlink:type="simple" xlink:href="#__RefHeading___Toc291_872095062" text:style-name="Index_20_Link" text:visited-style-name="Index_20_Link"><text:tab/>Hypothese<text:tab/>6</text:a></text:p>
          <text:p text:style-name="P12"><text:a xlink:type="simple" xlink:href="#__RefHeading___Toc303_872095062" text:style-name="Index_20_Link" text:visited-style-name="Index_20_Link"><text:span text:style-name="Kapitelnummerierung">4.1 </text:span></text:a><text:a xlink:type="simple" xlink:href="#__RefHeading___Toc303_872095062" text:style-name="Index_20_Link" text:visited-style-name="Index_20_Link"><text:tab/>Ozon ist abhängig vom Wetter<text:tab/>6</text:a></text:p>
          <text:p text:style-name="P12"><text:a xlink:type="simple" xlink:href="#__RefHeading___Toc305_872095062" text:style-name="Index_20_Link" text:visited-style-name="Index_20_Link"><text:span text:style-name="Kapitelnummerierung">4.2 </text:span></text:a><text:a xlink:type="simple" xlink:href="#__RefHeading___Toc305_872095062" text:style-name="Index_20_Link" text:visited-style-name="Index_20_Link"><text:tab/>Ozon kann mit Wettervorhersagen ebenfalls vorhergesagt werden<text:tab/>6</text:a></text:p>
          <text:p text:style-name="P16"><text:a xlink:type="simple" xlink:href="#__RefHeading___Toc293_872095062" text:style-name="Index_20_Link" text:visited-style-name="Index_20_Link"><text:span text:style-name="Kapitelnummerierung">5 </text:span></text:a><text:a xlink:type="simple" xlink:href="#__RefHeading___Toc293_872095062" text:style-name="Index_20_Link" text:visited-style-name="Index_20_Link"><text:tab/>Konzeption und Methode<text:tab/>7</text:a></text:p>
          <text:p text:style-name="P12"><text:a xlink:type="simple" xlink:href="#__RefHeading___Toc307_872095062" text:style-name="Index_20_Link" text:visited-style-name="Index_20_Link"><text:span text:style-name="Kapitelnummerierung">5.1 </text:span></text:a><text:a xlink:type="simple" xlink:href="#__RefHeading___Toc307_872095062" text:style-name="Index_20_Link" text:visited-style-name="Index_20_Link"><text:tab/>Operationalisierung<text:tab/>7</text:a></text:p>
          <text:p text:style-name="P15"><text:a xlink:type="simple" xlink:href="#__RefHeading___Toc309_872095062" text:style-name="Index_20_Link" text:visited-style-name="Index_20_Link"><text:span text:style-name="Kapitelnummerierung">5.1.1 </text:span></text:a><text:a xlink:type="simple" xlink:href="#__RefHeading___Toc309_872095062" text:style-name="Index_20_Link" text:visited-style-name="Index_20_Link"><text:tab/>Daten des Umweltbundesamtes<text:tab/>7</text:a></text:p>
          <text:p text:style-name="P15"><text:a xlink:type="simple" xlink:href="#__RefHeading___Toc311_872095062" text:style-name="Index_20_Link" text:visited-style-name="Index_20_Link"><text:span text:style-name="Kapitelnummerierung">5.1.2 </text:span></text:a><text:a xlink:type="simple" xlink:href="#__RefHeading___Toc311_872095062" text:style-name="Index_20_Link" text:visited-style-name="Index_20_Link"><text:tab/>Daten des Deutschen Wetterdienstes<text:tab/>7</text:a></text:p>
          <text:p text:style-name="P15"><text:a xlink:type="simple" xlink:href="#__RefHeading___Toc313_872095062" text:style-name="Index_20_Link" text:visited-style-name="Index_20_Link"><text:span text:style-name="Kapitelnummerierung">5.1.3 </text:span></text:a><text:a xlink:type="simple" xlink:href="#__RefHeading___Toc313_872095062" text:style-name="Index_20_Link" text:visited-style-name="Index_20_Link"><text:tab/>Daten des DLR?<text:tab/>7</text:a></text:p>
          <text:p text:style-name="P12"><text:a xlink:type="simple" xlink:href="#__RefHeading___Toc315_872095062" text:style-name="Index_20_Link" text:visited-style-name="Index_20_Link"><text:span text:style-name="Kapitelnummerierung">5.2 </text:span></text:a><text:a xlink:type="simple" xlink:href="#__RefHeading___Toc315_872095062" text:style-name="Index_20_Link" text:visited-style-name="Index_20_Link"><text:tab/>Durchführung<text:tab/>7</text:a></text:p>
          <text:p text:style-name="P15"><text:a xlink:type="simple" xlink:href="#__RefHeading___Toc317_872095062" text:style-name="Index_20_Link" text:visited-style-name="Index_20_Link"><text:span text:style-name="Kapitelnummerierung">5.2.1 </text:span></text:a><text:a xlink:type="simple" xlink:href="#__RefHeading___Toc317_872095062" text:style-name="Index_20_Link" text:visited-style-name="Index_20_Link"><text:tab/>Download<text:tab/>7</text:a></text:p>
          <text:p text:style-name="P15"><text:a xlink:type="simple" xlink:href="#__RefHeading___Toc319_872095062" text:style-name="Index_20_Link" text:visited-style-name="Index_20_Link"><text:span text:style-name="Kapitelnummerierung">5.2.2 </text:span></text:a><text:a xlink:type="simple" xlink:href="#__RefHeading___Toc319_872095062" text:style-name="Index_20_Link" text:visited-style-name="Index_20_Link"><text:tab/>Vorbereitung<text:tab/>7</text:a></text:p>
          <text:p text:style-name="P15"><text:a xlink:type="simple" xlink:href="#__RefHeading___Toc321_872095062" text:style-name="Index_20_Link" text:visited-style-name="Index_20_Link"><text:span text:style-name="Kapitelnummerierung">5.2.3 </text:span></text:a><text:a xlink:type="simple" xlink:href="#__RefHeading___Toc321_872095062" text:style-name="Index_20_Link" text:visited-style-name="Index_20_Link"><text:tab/>Trainieren des neuronalen Netzwerkes<text:tab/>8</text:a></text:p>
          <text:p text:style-name="P15"><text:a xlink:type="simple" xlink:href="#__RefHeading___Toc323_872095062" text:style-name="Index_20_Link" text:visited-style-name="Index_20_Link"><text:span text:style-name="Kapitelnummerierung">5.2.4 </text:span></text:a><text:a xlink:type="simple" xlink:href="#__RefHeading___Toc323_872095062" text:style-name="Index_20_Link" text:visited-style-name="Index_20_Link"><text:tab/>Testen des neuronalen Netzwerkes<text:tab/>8</text:a></text:p>
          <text:p text:style-name="P15"><text:a xlink:type="simple" xlink:href="#__RefHeading___Toc413_872095062" text:style-name="Index_20_Link" text:visited-style-name="Index_20_Link"><text:span text:style-name="Kapitelnummerierung">5.2.5 </text:span></text:a><text:a xlink:type="simple" xlink:href="#__RefHeading___Toc413_872095062" text:style-name="Index_20_Link" text:visited-style-name="Index_20_Link"><text:tab/>Visualisierung<text:tab/>8</text:a></text:p>
          <text:p text:style-name="P16"><text:a xlink:type="simple" xlink:href="#__RefHeading___Toc295_872095062" text:style-name="Index_20_Link" text:visited-style-name="Index_20_Link"><text:span text:style-name="Kapitelnummerierung">6 </text:span></text:a><text:a xlink:type="simple" xlink:href="#__RefHeading___Toc295_872095062" text:style-name="Index_20_Link" text:visited-style-name="Index_20_Link"><text:tab/>Ergebnisse<text:tab/>9</text:a></text:p>
          <text:p text:style-name="P16"><text:a xlink:type="simple" xlink:href="#__RefHeading___Toc297_872095062" text:style-name="Index_20_Link" text:visited-style-name="Index_20_Link"><text:span text:style-name="Kapitelnummerierung">7 </text:span></text:a><text:a xlink:type="simple" xlink:href="#__RefHeading___Toc297_872095062" text:style-name="Index_20_Link" text:visited-style-name="Index_20_Link"><text:tab/>Zusammenfassung<text:tab/>10</text:a></text:p>
          <text:p text:style-name="P16"><text:a xlink:type="simple" xlink:href="#__RefHeading___Toc556_4044726088" text:style-name="Index_20_Link" text:visited-style-name="Index_20_Link"><text:span text:style-name="Kapitelnummerierung">8 </text:span></text:a><text:a xlink:type="simple" xlink:href="#__RefHeading___Toc556_4044726088" text:style-name="Index_20_Link" text:visited-style-name="Index_20_Link"><text:tab/>Quellen<text:tab/>11</text:a></text:p>
          <text:p text:style-name="P12"><text:a xlink:type="simple" xlink:href="#__RefHeading___Toc558_4044726088" text:style-name="Index_20_Link" text:visited-style-name="Index_20_Link"><text:span text:style-name="Kapitelnummerierung">8.1 </text:span></text:a><text:a xlink:type="simple" xlink:href="#__RefHeading___Toc558_4044726088" text:style-name="Index_20_Link" text:visited-style-name="Index_20_Link"><text:tab/>Literatur<text:tab/>11</text:a></text:p>
          <text:p text:style-name="P12"><text:a xlink:type="simple" xlink:href="#__RefHeading___Toc560_4044726088" text:style-name="Index_20_Link" text:visited-style-name="Index_20_Link"><text:span text:style-name="Kapitelnummerierung">8.2 </text:span></text:a><text:a xlink:type="simple" xlink:href="#__RefHeading___Toc560_4044726088" text:style-name="Index_20_Link" text:visited-style-name="Index_20_Link"><text:tab/>Internetquellen<text:tab/>11</text:a></text:p>
        </text:index-body>
      </text:table-of-content>
      <text:h text:style-name="P13" text:outline-level="1"><text:bookmark-start text:name="__RefHeading___Toc458_4044726088"/>Einleitung und Problemstellung<text:bookmark-end text:name="__RefHeading___Toc458_4044726088"/></text:h>
      <text:p text:style-name="P10">In unserer heutigen Gesellschaft gibt es immer mehr Menschen, welche durch Luftschadstoffe beeinträchtigt werden. Hierbei können es nicht nur ältere Personen, sondern auch Kinder, geschwächte <text:span text:style-name="T2">Personen aber</text:span> <text:span text:style-name="T2">vor allem auch</text:span> Menschen mit beeinträchtigtem Atmungssystem <text:span text:style-name="T2">sein</text:span>.</text:p>
      <text:p text:style-name="P11">Die Symptome wiederum sind Schadstoffspeziefisch, aber oftmals laufen sie auf ein Ergebnis hinaus: Das die Lunge weniger Leistungsfähig ist und dadurch das alltägliche Leben eingeschränkt ist. Eine normale Person mag dies zwar gut verkraften, tritt dies jedoch bei oben genannten Personen auf, kann dies nicht nur unangenehm auffallen, sondern auch gesundheitliche Konsequenzen haben.</text:p>
      <text:p text:style-name="P11">Damit dies jedoch nicht passiert, wird mit dieser Arbeit der Zusammenhang zwischen dem bodennahem Ozon und dem Wetter untersucht, um ggf. Vorhersagemöglichkeiten zu entwickeln. Sollte letzteres funktionieren, könnten so gefährdete Personengruppen ihren Alltag besser planen und somit mögliche Beeinträchtigungen umgehen.</text:p>
      <text:h text:style-name="Heading_20_1" text:outline-level="1"><text:bookmark-start text:name="__RefHeading___Toc287_872095062"/>Eigenschaften von Ozon<text:bookmark-end text:name="__RefHeading___Toc287_872095062"/></text:h>
      <text:h text:style-name="Heading_20_2" text:outline-level="2"><text:bookmark-start text:name="__RefHeading___Toc299_872095062"/>Chemischer Aufbau und resultierende Eigenschaften<text:bookmark-end text:name="__RefHeading___Toc299_872095062"/></text:h>
      <text:h text:style-name="Heading_20_2" text:outline-level="2"><text:bookmark-start text:name="__RefHeading___Toc301_872095062"/>Auswirkungen auf den menschlichen Körper<text:bookmark-end text:name="__RefHeading___Toc301_872095062"/></text:h>
      <text:h text:style-name="Heading_20_1" text:outline-level="1"><text:bookmark-start text:name="__RefHeading___Toc289_872095062"/>Forschungsstand<text:bookmark-end text:name="__RefHeading___Toc289_872095062"/></text:h>
      <text:p text:style-name="P3">http://wdc.dlr.de/data_products/projects/promote/BY-forecast/index.php</text:p>
      <text:h text:style-name="Heading_20_1" text:outline-level="1"><text:bookmark-start text:name="__RefHeading___Toc291_872095062"/>Hypothese<text:bookmark-end text:name="__RefHeading___Toc291_872095062"/></text:h>
      <text:h text:style-name="Heading_20_2" text:outline-level="2"><text:bookmark-start text:name="__RefHeading___Toc303_872095062"/>Ozon ist abhängig vom Wetter<text:bookmark-end text:name="__RefHeading___Toc303_872095062"/></text:h>
      <text:h text:style-name="Heading_20_2" text:outline-level="2"><text:bookmark-start text:name="__RefHeading___Toc305_872095062"/>Ozon kann mit Wettervorhersagen ebenfalls vorhergesagt werden<text:bookmark-end text:name="__RefHeading___Toc305_872095062"/></text:h>
      <text:h text:style-name="Heading_20_1" text:outline-level="1"><text:bookmark-start text:name="__RefHeading___Toc293_872095062"/>Konzeption und Methode<text:bookmark-end text:name="__RefHeading___Toc293_872095062"/></text:h>
      <text:h text:style-name="Heading_20_2" text:outline-level="2"><text:bookmark-start text:name="__RefHeading___Toc307_872095062"/>Operationalisierung<text:bookmark-end text:name="__RefHeading___Toc307_872095062"/></text:h>
      <text:h text:style-name="Heading_20_3" text:outline-level="3"><text:bookmark-start text:name="__RefHeading___Toc309_872095062"/>Daten des Umweltbundesamtes<text:bookmark-end text:name="__RefHeading___Toc309_872095062"/></text:h>
      <text:p text:style-name="P5">Das Umweltbundesamt bietet stündliche Ozondaten zur Verfügung, welche von bis zu 280 Stationen Deutschlandweit gemessen wurden. Diese sind zwar nicht gesichert, d.h. der reale Wert kann abweichen, aber generell betrachtet sind diese "Rohdaten" aussagekräftig genug, um Trends anzuzeigen.</text:p>
      <text:p text:style-name="P5">Die Daten liegen im CSV-Datenformat vor und können mit einer REST-ähnlichen Schnittstelle vom Server<text:note text:id="ftn0" text:note-class="footnote"><text:note-citation>1</text:note-citation><text:note-body><text:p text:style-name="P17">URL zum Server einfügen</text:p></text:note-body></text:note> des UBA herunter geladen werden.</text:p>
      <text:p text:style-name="P5">Die Daten sind nach Typ, Zeit und Ort sortierbar und reichen bis ins Jahr 2015 zurück.</text:p>
      <text:h text:style-name="Heading_20_3" text:outline-level="3"><text:bookmark-start text:name="__RefHeading___Toc311_872095062"/>Daten des Deutschen Wetterdienstes<text:bookmark-end text:name="__RefHeading___Toc311_872095062"/></text:h>
      <text:p text:style-name="P5">Die Daten des Deutschen Wetterdienstes werden täglich aktualisiert und werden öffentlich einsehbar auf einem FTP-Server gehostet. Die eigentlichen Daten liegen als CSV-Dateien komprimiert in ZIP-Dateien vor und Daten einzelner Stationen reichen bis ins Jahr 1950 zurück.</text:p>
      <text:p text:style-name="P5">Die Daten können nur nach Typ und Station sortiert werden. Weiterhin wird zwischen kürzlichen Erhebungen (die letzten 500 Tage) und den historischen Daten, letztendlich alle verbleibenden Daten, unterschieden.</text:p>
      <text:h text:style-name="Heading_20_3" text:outline-level="3"><text:bookmark-start text:name="__RefHeading___Toc313_872095062"/>Daten des DLR?<text:bookmark-end text:name="__RefHeading___Toc313_872095062"/></text:h>
      <text:p text:style-name="P9">Können Satellitendaten des DLR genutzt werden, bzw. hat es eigene Messstationen?</text:p>
      <text:h text:style-name="Heading_20_2" text:outline-level="2"><text:bookmark-start text:name="__RefHeading___Toc315_872095062"/>Durchführung<text:bookmark-end text:name="__RefHeading___Toc315_872095062"/></text:h>
      <text:h text:style-name="Heading_20_3" text:outline-level="3"><text:bookmark-start text:name="__RefHeading___Toc317_872095062"/>Download<text:bookmark-end text:name="__RefHeading___Toc317_872095062"/></text:h>
      <text:p text:style-name="P4">Damit die Analyse aller Daten möglichst schnell verläuft, werden die Datensätze aller Quellen zunächst runtergeladen, aufbereitet und anschließend in einer lokalen Datenbank gespeichert.</text:p>
      <text:h text:style-name="Heading_20_3" text:outline-level="3"><text:bookmark-start text:name="__RefHeading___Toc319_872095062"/>Vorbereitung<text:bookmark-end text:name="__RefHeading___Toc319_872095062"/></text:h>
      <text:p text:style-name="P4">Damit neuronale Netzwerke möglichst Effizient arbeiten, müssen die Rohdaten einheitlich formatiert werden. Hierbei hat sich der Standart "Float" herausgebildet, d.h. die einzelnen Daten müssen zwischen 0 und 1 liegen.</text:p>
      <text:p text:style-name="P4">Dies führt jedoch dazu, dass die herangezogenen Daten ein Minimum und ein Maximum aufweißen müssen, da sie sonst außerhalb dieser Grenzen liegen würden.</text:p>
      <text:p text:style-name="P4"><draw:frame draw:style-name="fr1" draw:name="Objekt1" text:anchor-type="as-char" svg:y="-0.691cm" svg:width="3.773cm" svg:height="1.109cm" draw:z-index="0"><draw:object xlink:href="./Object 1" xlink:type="simple" xlink:show="embed" xlink:actuate="onLoad"/><draw:image xlink:href="./ObjectReplacements/Object 1" xlink:type="simple" xlink:show="embed" xlink:actuate="onLoad"/></draw:frame></text:p>
      <text:h text:style-name="Heading_20_3" text:outline-level="3"><text:bookmark-start text:name="__RefHeading___Toc321_872095062"/><text:soft-page-break/>Trainieren des neuronalen Netzwerkes<text:bookmark-end text:name="__RefHeading___Toc321_872095062"/></text:h>
      <text:p text:style-name="P6">Das neuronale Netzwerk basiert auf Tensorflow und damit Python. Somit kann mithilfe einer Funktionsbibliothek direkt auf die lokalen Datensätze via REST-API zurückgegriffen werden.</text:p>
      <text:p text:style-name="P6">Die KI durchlief 50 Epochs, lief 12 Tage, machte ... Durchbrüche, ...</text:p>
      <text:h text:style-name="Heading_20_3" text:outline-level="3"><text:bookmark-start text:name="__RefHeading___Toc323_872095062"/>Testen des neuronalen Netzwerkes<text:bookmark-end text:name="__RefHeading___Toc323_872095062"/></text:h>
      <text:p text:style-name="P6">Die Vorhersage von Werten macht nur dann Sinn, wenn diese mit den real erreichten Werten möglichst identisch sind.</text:p>
      <text:p text:style-name="P6">Hierzu werden 10.000 zufällige lokale Datensätze ausgewählt, deren weiterer Verlauf bekannt ist, und werden von der KI, welche die Zukunft nicht kennt, vorhergesagt. Die statistische Abweichung beträgt nur 2%, in Einzelfällen maximal 70%.</text:p>
      <text:h text:style-name="Heading_20_3" text:outline-level="3"><text:bookmark-start text:name="__RefHeading___Toc413_872095062"/>Visualisierung<text:bookmark-end text:name="__RefHeading___Toc413_872095062"/></text:h>
      <text:p text:style-name="P8">Sowohl gespeicherte als auch erzeugte Daten sind in ihrer Rohform - Tabellen mit mehreren Tausend Zeilen pro Stunde - nur selten auswertbar.</text:p>
      <text:p text:style-name="P8">Hierzu werden im Folgenden die Daten mithilfe des Kriging-Algorithmus in einer Karte dargestellt:</text:p>
      <text:p text:style-name="P8">// Deutschland-Karte</text:p>
      <text:h text:style-name="Heading_20_1" text:outline-level="1"><text:bookmark-start text:name="__RefHeading___Toc295_872095062"/>Ergebnisse<text:bookmark-end text:name="__RefHeading___Toc295_872095062"/></text:h>
      <text:p text:style-name="P7">Die Vorhersage von bodennahen Ozonwerten mithilfe Wettervorhersagen ist mit einer künstlichen Intelligenz ...</text:p>
      <text:h text:style-name="Heading_20_1" text:outline-level="1"><text:bookmark-start text:name="__RefHeading___Toc297_872095062"/>Zusammenfassung<text:bookmark-end text:name="__RefHeading___Toc297_872095062"/></text:h>
      <text:h text:style-name="Heading_20_1" text:outline-level="1"><text:bookmark-start text:name="__RefHeading___Toc556_4044726088"/>Quellen<text:bookmark-end text:name="__RefHeading___Toc556_4044726088"/></text:h>
      <text:h text:style-name="Heading_20_2" text:outline-level="2"><text:bookmark-start text:name="__RefHeading___Toc558_4044726088"/>Literatur<text:bookmark-end text:name="__RefHeading___Toc558_4044726088"/></text:h>
      <text:h text:style-name="Heading_20_2" text:outline-level="2"><text:bookmark-start text:name="__RefHeading___Toc560_4044726088"/>Internetquellen<text:bookmark-end text:name="__RefHeading___Toc560_404472608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Roboto Light1" svg:font-family="'Roboto Light'" style:font-adornments="Kursiv" style:font-pitch="variable"/>
    <style:font-face style:name="Roboto Light" svg:font-family="'Roboto Light'" style:font-adornments="Standard" style:font-pitch="variable"/>
    <style:font-face style:name="Roboto Mono Light" svg:font-family="'Roboto Mono Light'" style:font-adornments="Standard" style:font-pitch="variable"/>
    <style:font-face style:name="Roboto Thin" svg:font-family="'Roboto Thin'" style:font-adornments="Standard"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line-height="105%" fo:text-align="justify" style:justify-single-word="false" fo:hyphenation-ladder-count="no-limit" fo:text-indent="0.25cm" style:auto-text-indent="false" style:page-number="auto" text:number-lines="false" text:line-number="0" style:writing-mode="page"/>
      <style:text-properties style:font-name="Roboto Light" fo:font-family="'Roboto Light'" style:font-style-name="Standard" style:font-pitch="variable" fo:font-weight="250" style:font-size-asian="10.5pt" fo:hyphenate="true" fo:hyphenation-remain-char-count="2" fo:hyphenation-push-char-count="2"/>
    </style:style>
    <style:style style:name="Heading" style:family="paragraph" style:parent-style-name="Standard" style:next-style-name="Text_20_body" style:class="text">
      <style:paragraph-properties fo:margin-top="0.199cm" fo:margin-bottom="0.199cm" loext:contextual-spacing="true" fo:keep-with-next="always" style:writing-mode="page"/>
      <style:text-properties fo:color="#1e88e5" style:font-name="Roboto Light" fo:font-family="'Roboto Light'" style:font-style-name="Standard"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true" style:page-number="auto" fo:background-color="transparent" style:shadow="none" style:writing-mode="page">
        <style:tab-stops/>
      </style:paragraph-properties>
      <style:text-properties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fo:color="#333333" fo:font-size="10pt" style:font-size-asian="10.5pt"/>
    </style:style>
    <style:style style:name="Title" style:family="paragraph" style:parent-style-name="Heading" style:next-style-name="Text_20_body" style:class="chapter">
      <style:paragraph-properties fo:margin-top="0.199cm" fo:margin-bottom="0.199cm" loext:contextual-spacing="true" fo:text-align="start" style:justify-single-word="false" style:shadow="none" style:writing-mode="page"/>
      <style:text-properties style:font-name="Roboto Light" fo:font-family="'Roboto Light'" style:font-style-name="Standard" style:font-pitch="variable" fo:font-size="26pt" fo:font-weight="250" style:font-size-asian="28pt" style:font-weight-asian="bold" style:font-size-complex="28pt" style:font-weight-complex="normal"/>
    </style:style>
    <style:style style:name="Subtitle" style:family="paragraph" style:parent-style-name="Heading" style:next-style-name="Text_20_body" style:class="chapter" style:master-page-name="">
      <style:paragraph-properties fo:margin-top="0cm" fo:margin-bottom="0.199cm" loext:contextual-spacing="false" fo:text-align="start" style:justify-single-word="false" style:page-number="auto" style:writing-mode="page"/>
      <style:text-properties fo:color="#333333" style:font-name="Roboto Thin" fo:font-family="'Roboto Thin'" style:font-style-name="Standard"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101cm" loext:contextual-spacing="false" style:page-number="auto" fo:break-before="page" fo:padding="0cm" fo:border="none" style:shadow="none" style:writing-mode="page"/>
      <style:text-properties fo:font-size="20pt" style:text-underline-style="none" fo:font-weight="250"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01cm" fo:margin-bottom="0.101cm" loext:contextual-spacing="false" style:writing-mode="page"/>
      <style:text-properties fo:font-size="16pt" fo:font-weight="250"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101cm" fo:margin-bottom="0.101cm" loext:contextual-spacing="false" style:writing-mode="page"/>
      <style:text-properties fo:font-size="12pt" fo:font-weight="250" style:font-size-asian="101%" style:font-weight-asian="bold"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199cm" fo:margin-bottom="0.199cm" loext:contextual-spacing="false" style:writing-mode="page"/>
      <style:text-properties fo:font-size="12pt" fo:font-style="normal" fo:font-weight="250" style:font-size-asian="95%" style:font-style-asian="italic" style:font-weight-asian="bold" style:font-size-complex="95%"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fo:font-size="16pt" fo:font-weight="250" style:font-size-asian="16pt" style:font-weight-asian="bold" style:font-size-complex="16pt" style:font-weight-complex="normal"/>
    </style:style>
    <style:style style:name="Contents_20_1" style:display-name="Contents 1" style:family="paragraph" style:parent-style-name="Index" style:class="index" style:master-page-name="">
      <loext:graphic-properties draw:fill="none" draw:fill-color="#729fcf"/>
      <style:paragraph-properties fo:margin-left="0cm" fo:margin-right="0cm" fo:text-indent="0cm" style:auto-text-indent="false" style:page-number="auto" fo:background-color="transparent" style:shadow="none" style:writing-mode="page">
        <style:tab-stops/>
      </style:paragraph-properties>
    </style:style>
    <style:style style:name="Contents_20_2" style:display-name="Contents 2" style:family="paragraph" style:parent-style-name="Index" style:class="index">
      <style:paragraph-properties fo:margin-left="0cm" fo:margin-right="0cm" fo:text-indent="0cm" style:auto-text-indent="false" style:writing-mode="page">
        <style:tab-stops/>
      </style:paragraph-properties>
    </style:style>
    <style:style style:name="Contents_20_3" style:display-name="Contents 3" style:family="paragraph" style:parent-style-name="Index" style:class="index">
      <style:paragraph-properties fo:margin-left="0cm" fo:margin-right="0cm" fo:text-indent="0cm" style:auto-text-indent="false" style:writing-mode="page">
        <style:tab-stops/>
      </style:paragraph-properties>
    </style:style>
    <style:style style:name="Contents_20_4" style:display-name="Contents 4" style:family="paragraph" style:parent-style-name="Index" style:class="index" style:master-page-name="">
      <loext:graphic-properties draw:fill="none" draw:fill-color="#729fcf"/>
      <style:paragraph-properties fo:margin-left="0cm" fo:margin-right="0cm" fo:text-indent="0cm" style:auto-text-indent="false" style:page-number="auto" fo:background-color="transparent" style:shadow="none" style:writing-mode="page">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fo:color="#333333"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Zitat" style:family="paragraph" style:parent-style-name="Standard" style:master-page-name="">
      <loext:graphic-properties draw:fill="none" draw:fill-color="#729fcf"/>
      <style:paragraph-properties fo:margin-left="0.499cm" fo:margin-right="1cm" fo:margin-top="0.3cm" fo:margin-bottom="0.101cm" loext:contextual-spacing="true" fo:text-align="justify" style:justify-single-word="false" fo:hyphenation-ladder-count="no-limit" fo:text-indent="0cm" style:auto-text-indent="false" style:page-number="auto" fo:background-color="transparent" fo:padding-left="0.499cm" fo:padding-right="0cm" fo:padding-top="0cm" fo:padding-bottom="0cm" fo:border-left="0.99pt solid #2196f3" fo:border-right="none" fo:border-top="none" fo:border-bottom="none" style:shadow="none" fo:keep-with-next="always" style:writing-mode="page">
        <style:tab-stops/>
      </style:paragraph-properties>
      <style:text-properties fo:color="#333333" style:font-name="Roboto Light1" fo:font-family="'Roboto Light'" style:font-style-name="Kursiv" style:font-pitch="variable" fo:font-size="12pt" fo:font-style="italic" fo:font-weight="250" style:font-size-asian="10.5pt" fo:hyphenate="true" fo:hyphenation-remain-char-count="2" fo:hyphenation-push-char-count="2"/>
    </style:style>
    <style:style style:name="Zitat_20_Autor" style:display-name="Zitat Autor" style:family="paragraph" style:parent-style-name="Zitat">
      <style:paragraph-properties fo:margin-left="0.499cm" fo:margin-right="1cm" fo:margin-top="0cm" fo:margin-bottom="0.303cm" loext:contextual-spacing="true" fo:text-indent="1cm" style:auto-text-indent="false" style:writing-mode="page"/>
      <style:text-properties style:font-name="Roboto Light1" fo:font-family="'Roboto Light'" style:font-style-name="Kursiv" style:font-pitch="variable" fo:font-size="11pt" fo:font-style="italic" officeooo:rsid="00301639" style:font-size-asian="10.5pt"/>
    </style:style>
    <style:style style:name="Mono" style:family="paragraph" style:parent-style-name="Text_20_body" style:auto-update="true" style:master-page-name="">
      <loext:graphic-properties draw:fill="none" draw:fill-color="#729fcf"/>
      <style:paragraph-properties fo:margin-left="0.501cm" fo:margin-right="1cm" fo:margin-top="0.247cm" fo:margin-bottom="0.247cm" loext:contextual-spacing="true" fo:line-height="105%" fo:text-indent="0cm" style:auto-text-indent="false" style:page-number="auto" fo:background-color="transparent" fo:padding-left="0.499cm" fo:padding-right="0.049cm" fo:padding-top="0.049cm" fo:padding-bottom="0.049cm" fo:border-left="0.99pt solid #2196f3" fo:border-right="none" fo:border-top="none" fo:border-bottom="none" style:shadow="none" text:number-lines="false" text:line-number="0" style:writing-mode="page">
        <style:tab-stops/>
      </style:paragraph-properties>
      <style:text-properties fo:color="#333333" style:font-name="Roboto Mono Light" fo:font-family="'Roboto Mono Light'" style:font-style-name="Standard" style:font-pitch="variable" fo:font-size="8pt" officeooo:rsid="00311783" style:font-size-asian="10.5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 style:family="paragraph" style:parent-style-name="Caption" style:class="extra">
      <style:paragraph-properties fo:margin-top="0.247cm" fo:margin-bottom="0.247cm" loext:contextual-spacing="false" style:writing-mode="page"/>
    </style:style>
    <style:style style:name="Internet_20_link" style:display-name="Internet link" style:family="text">
      <style:text-properties fo:color="#2196f3"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fo:color="#333333"/>
    </style:style>
    <style:style style:name="Footnote_20_anchor" style:display-name="Footnote anchor" style:family="text">
      <style:text-properties fo:color="#333333"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Kapitelnummerierung" style:family="text">
      <style:text-properties style:font-name="Roboto Thin" fo:font-family="'Roboto Thin'" style:font-style-name="Standard" style:font-pitch="variable" fo:font-weight="250" officeooo:rsid="00186de0" style:font-size-asian="10.5pt"/>
    </style:style>
    <style:style style:name="Line_20_numbering" style:display-name="Line numbering" style:family="text">
      <style:text-properties fo:color="#333333" style:font-name="Roboto Mono Light" fo:font-family="'Roboto Mono Light'" style:font-style-name="Standard" style:font-pitch="variable" fo:font-size="10pt" fo:font-weight="250" style:font-size-asian="10.5pt" loext:shadow="none"/>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Kapitelnummerierung" style:num-format="1">
        <style:list-level-properties text:list-level-position-and-space-mode="label-alignment">
          <style:list-level-label-alignment text:label-followed-by="listtab" text:list-tab-stop-position="1.75cm" fo:text-indent="-2cm" fo:margin-left="2cm"/>
        </style:list-level-properties>
      </text:outline-level-style>
      <text:outline-level-style text:level="2" text:style-name="Kapitelnummerierung" style:num-format="1" text:display-levels="2">
        <style:list-level-properties text:list-level-position-and-space-mode="label-alignment">
          <style:list-level-label-alignment text:label-followed-by="listtab" text:list-tab-stop-position="1.75cm" fo:text-indent="-2cm" fo:margin-left="2cm"/>
        </style:list-level-properties>
      </text:outline-level-style>
      <text:outline-level-style text:level="3" text:style-name="Kapitelnummerierung" style:num-format="1" text:display-levels="3">
        <style:list-level-properties text:list-level-position-and-space-mode="label-alignment">
          <style:list-level-label-alignment text:label-followed-by="listtab" text:list-tab-stop-position="1.75cm" fo:text-indent="-2cm" fo:margin-left="2cm"/>
        </style:list-level-properties>
      </text:outline-level-style>
      <text:outline-level-style text:level="4" text:style-name="Kapitelnummerierung" style:num-format="1" text:display-levels="4">
        <style:list-level-properties text:list-level-position-and-space-mode="label-alignment">
          <style:list-level-label-alignment text:label-followed-by="listtab" text:list-tab-stop-position="1.75cm" fo:text-indent="-2cm" fo:margin-left="2cm"/>
        </style:list-level-properties>
      </text:outline-level-style>
      <text:outline-level-style text:level="5" text:style-name="Kapitelnummerierung" style:num-format="1" text:display-levels="5">
        <style:list-level-properties text:list-level-position-and-space-mode="label-alignment">
          <style:list-level-label-alignment text:label-followed-by="listtab" text:list-tab-stop-position="1.75cm" fo:text-indent="-2cm" fo:margin-left="2cm"/>
        </style:list-level-properties>
      </text:outline-level-style>
      <text:outline-level-style text:level="6" text:style-name="Kapitelnummerierung" style:num-format="1" text:display-levels="6">
        <style:list-level-properties text:list-level-position-and-space-mode="label-alignment">
          <style:list-level-label-alignment text:label-followed-by="listtab" text:list-tab-stop-position="1.75cm" fo:text-indent="-2cm" fo:margin-left="2cm"/>
        </style:list-level-properties>
      </text:outline-level-style>
      <text:outline-level-style text:level="7" text:style-name="Kapitelnummerierung" style:num-format="1" text:display-levels="7">
        <style:list-level-properties text:list-level-position-and-space-mode="label-alignment">
          <style:list-level-label-alignment text:label-followed-by="listtab" text:list-tab-stop-position="1.75cm" fo:text-indent="-2cm" fo:margin-left="2cm"/>
        </style:list-level-properties>
      </text:outline-level-style>
      <text:outline-level-style text:level="8" text:style-name="Kapitelnummerierung" style:num-format="1" text:display-levels="8">
        <style:list-level-properties text:list-level-position-and-space-mode="label-alignment">
          <style:list-level-label-alignment text:label-followed-by="listtab" text:list-tab-stop-position="1.75cm" fo:text-indent="-2cm" fo:margin-left="2cm"/>
        </style:list-level-properties>
      </text:outline-level-style>
      <text:outline-level-style text:level="9" text:style-name="Kapitelnummerierung" style:num-format="1" text:display-levels="9">
        <style:list-level-properties text:list-level-position-and-space-mode="label-alignment">
          <style:list-level-label-alignment text:label-followed-by="listtab" text:list-tab-stop-position="1.75cm" fo:text-indent="-2cm" fo:margin-left="2cm"/>
        </style:list-level-properties>
      </text:outline-level-style>
      <text:outline-level-style text:level="10" text:style-name="Kapitelnummerierung" style:num-format="1" text:display-levels="10">
        <style:list-level-properties text:list-level-position-and-space-mode="label-alignment">
          <style:list-level-label-alignment text:label-followed-by="listtab" text:list-tab-stop-position="1.75cm" fo:text-indent="-2cm" fo:margin-left="2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office:styles>
  <office:automatic-styles>
    <style:style style:name="MT1" style:family="text">
      <style:text-properties officeooo:rsid="0018b304"/>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draw:fill="none" draw:fill-color="#729fcf" style:footnote-max-height="0cm">
        <style:columns fo:column-count="1" fo:column-gap="0cm"/>
        <style:footnote-sep style:width="0.018cm" style:distance-before-sep="0.101cm" style:distance-after-sep="0.101cm" style:line-style="solid" style:adjustment="left" style:rel-width="35%" style:color="#333333"/>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11</text:page-number> <text:span text:style-name="MT1">von </text:span><text:span text:style-name="MT1"><text:page-count>11</text:page-count></text:span></text:p>
      </style:footer>
      <style:footer-first>
        <text:p text:style-name="Footer"/>
      </style:footer-first>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21:57:35.002000000</meta:creation-date>
    <meta:editing-duration>PT1H45M11S</meta:editing-duration>
    <meta:editing-cycles>18</meta:editing-cycles>
    <meta:generator>LibreOffice/5.3.6.1$Windows_x86 LibreOffice_project/686f202eff87ef707079aeb7f485847613344eb7</meta:generator>
    <dc:title>Roboto Seminararbeit</dc:title>
    <dc:date>2017-10-16T22:44:57.593000000</dc:date>
    <meta:document-statistic meta:table-count="0" meta:image-count="0" meta:object-count="1" meta:page-count="11" meta:paragraph-count="75" meta:word-count="701" meta:character-count="5078" meta:non-whitespace-character-count="4450"/>
    <meta:template xlink:type="simple" xlink:actuate="onRequest" xlink:title="Roboto Seminararbeit" xlink:href="../../../../../Users/soere/AppData/Roaming/LibreOffice/4/user/template/Roboto%20Seminararbeit.ott" meta:date="2017-10-09T21:57:34.332000000"/>
  </office:meta>
</office:document-meta>
</file>

<file path=Object 1/content.xml><?xml version="1.0" encoding="utf-8"?>
<math xmlns="http://www.w3.org/1998/Math/MathML" display="block">
  <semantics>
    <mrow>
      <msub>
        <mi>z</mi>
        <mi>i</mi>
      </msub>
      <mo stretchy="false">=</mo>
      <mfrac>
        <mrow>
          <mrow>
            <msub>
              <mi>x</mi>
              <mi>i</mi>
            </msub>
            <mo stretchy="false">−</mo>
            <mi mathvariant="italic">min</mi>
          </mrow>
          <mrow>
            <mo fence="true" stretchy="false">(</mo>
            <mrow>
              <mi>x</mi>
            </mrow>
            <mo fence="true" stretchy="false">)</mo>
          </mrow>
        </mrow>
        <mrow>
          <mi mathvariant="italic">max</mi>
          <mrow>
            <mrow>
              <mo fence="true" stretchy="false">(</mo>
              <mrow>
                <mi>x</mi>
              </mrow>
              <mo fence="true" stretchy="false">)</mo>
            </mrow>
            <mo stretchy="false">−</mo>
            <mi mathvariant="italic">min</mi>
          </mrow>
          <mrow>
            <mo fence="true" stretchy="false">(</mo>
            <mrow>
              <mi>x</mi>
            </mrow>
            <mo fence="true" stretchy="false">)</mo>
          </mrow>
        </mrow>
      </mfrac>
    </mrow>
    <annotation encoding="StarMath 5.0">z_i = {x_i - min(x)} over {max(x) - min(x)} </annotation>
  </semantics>
</math>
</file>